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0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2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0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1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1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2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58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5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02:03:14.4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4T02:13:16.289000000</dc:date>
    <meta:editing-duration>P39DT20H53M7S</meta:editing-duration>
    <meta:editing-cycles>1000</meta:editing-cycles>
    <meta:generator>LibreOffice/5.2.6.2$Windows_x86 LibreOffice_project/a3100ed2409ebf1c212f5048fbe377c281438fdc</meta:generator>
    <dc:creator>James Petts</dc:creator>
    <meta:document-statistic meta:table-count="3" meta:cell-count="3461" meta:object-count="0"/>
  </office:meta>
</office:document-meta>
</file>